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3a030" officeooo:paragraph-rsid="0043a030"/>
    </style:style>
    <style:style style:name="P2" style:family="paragraph" style:parent-style-name="Heading_20_3">
      <style:text-properties officeooo:paragraph-rsid="0043a030"/>
    </style:style>
    <style:style style:name="P3" style:family="paragraph" style:parent-style-name="Heading_20_1" style:master-page-name="Right_20_Page">
      <style:paragraph-properties style:page-number="auto"/>
      <style:text-properties officeooo:rsid="0043a030" officeooo:paragraph-rsid="0043a030"/>
    </style:style>
    <style:style style:name="P4" style:family="paragraph" style:parent-style-name="Heading_20_2">
      <style:text-properties officeooo:paragraph-rsid="0043a030"/>
    </style:style>
    <style:style style:name="T1" style:family="text">
      <style:text-properties officeooo:rsid="003fbf23"/>
    </style:style>
    <style:style style:name="T2" style:family="text">
      <style:text-properties officeooo:rsid="0043a030"/>
    </style:style>
    <style:style style:name="T3" style:family="text">
      <style:text-properties officeooo:rsid="0043d7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You Are My Sunshine</text:h>
      <text:h text:style-name="P4" text:outline-level="2">(<text:span text:style-name="T2">Jimmie Davis</text:span>)</text:h>
      <text:h text:style-name="P2" text:outline-level="3"><text:span text:style-name="T2">[CHORUS]</text:span></text:h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h text:style-name="Heading_20_3" text:outline-level="3">[VERSE 1]</text:h>
      <text:p text:style-name="P1">G</text:p>
      <text:p text:style-name="P1">The other night dear, as I lay sleeping</text:p>
      <text:p text:style-name="P1"><text:s text:c="12"/>C <text:s text:c="13"/>G </text:p>
      <text:p text:style-name="P1">I dreamed I held you in my arms</text:p>
      <text:p text:style-name="P1"><text:s text:c="8"/>C <text:s text:c="18"/>G <text:s text:c="4"/></text:p>
      <text:p text:style-name="P1">When I awoke dear, I was mistaken</text:p>
      <text:p text:style-name="P1"><text:s text:c="14"/>D <text:s text:c="7"/>G </text:p>
      <text:p text:style-name="P1">And I hung my head and cried</text:p>
      <text:h text:style-name="Heading_20_3" text:outline-level="3">[CHORUS]</text:h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h text:style-name="Heading_20_3" text:outline-level="3">[VERSE 2]</text:h>
      <text:p text:style-name="P1">G</text:p>
      <text:p text:style-name="P1">I'll always love you and make you happy</text:p>
      <text:p text:style-name="P1"><text:s text:c="13"/>C <text:s text:c="11"/>G <text:s text:c="2"/></text:p>
      <text:p text:style-name="P1">If you could only say the same</text:p>
      <text:p text:style-name="P1"><text:s text:c="11"/>C <text:s text:c="18"/>G</text:p>
      <text:p text:style-name="P1">But if you leave me, to love another</text:p>
      <text:p text:style-name="P1"><text:s text:c="19"/>D <text:s text:c="6"/>G <text:s/></text:p>
      <text:p text:style-name="P1">You will regret it all someday</text:p>
      <text:p text:style-name="P1"/>
      <text:p text:style-name="P1"/>
      <text:h text:style-name="P2" text:outline-level="3"><text:soft-page-break/>[CHORUS]</text:h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h text:style-name="Heading_20_3" text:outline-level="3">[VERSE 3]</text:h>
      <text:p text:style-name="P1">G </text:p>
      <text:p text:style-name="P1">You told me once dear, you really loved me</text:p>
      <text:p text:style-name="P1"><text:s text:c="11"/>C <text:s text:c="17"/>G</text:p>
      <text:p text:style-name="P1">And no one else could come between</text:p>
      <text:p text:style-name="P1"><text:s text:c="16"/>C <text:s text:c="18"/>G </text:p>
      <text:p text:style-name="P1">Well now you've left me, and love another</text:p>
      <text:p text:style-name="P1"><text:s text:c="19"/>D <text:s text:c="5"/>G</text:p>
      <text:p text:style-name="P1">You have shattered all my dreams</text:p>
      <text:h text:style-name="P2" text:outline-level="3">[CHORUS]</text:h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1M42S</meta:editing-duration>
    <meta:editing-cycles>52</meta:editing-cycles>
    <meta:generator>LibreOffice/5.2.7.2$MacOSX_X86_64 LibreOffice_project/2b7f1e640c46ceb28adf43ee075a6e8b8439ed10</meta:generator>
    <dc:title>Lyrics + Chords</dc:title>
    <dc:date>2017-07-31T16:42:24.373167000</dc:date>
    <meta:print-date>2017-04-03T12:23:29.985893000</meta:print-date>
    <meta:document-statistic meta:table-count="0" meta:image-count="0" meta:object-count="0" meta:page-count="2" meta:paragraph-count="65" meta:word-count="274" meta:character-count="1975" meta:non-whitespace-character-count="9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